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000000" style:text-align-source="fix" style:repeat-content="false" fo:border-left="0.99pt double #000000" style:border-line-width-left="0.053cm 0.004cm 0.026cm" fo:border-right="0.99pt double #000000" style:border-line-width-right="0.053cm 0.004cm 0.026cm" fo:border-top="0.99pt double #000000" style:border-line-width-top="0.053cm 0.004cm 0.026cm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99pt double #000000" style:border-line-width-left="0.053cm 0.004cm 0.026cm" fo:border-right="none" fo:border-top="none"/>
    </style:style>
    <style:style style:name="ce6" style:family="table-cell" style:parent-style-name="Default">
      <style:table-cell-properties fo:border-bottom="0.99pt double #000000" style:border-line-width-bottom="0.053cm 0.004cm 0.026cm" fo:border-left="0.99pt double #000000" style:border-line-width-left="0.053cm 0.004cm 0.026cm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99pt double #000000" style:border-line-width-top="0.053cm 0.004cm 0.026cm"/>
    </style:style>
    <style:style style:name="ce8" style:family="table-cell" style:parent-style-name="Default">
      <style:table-cell-properties fo:border-bottom="0.99pt double #000000" style:border-line-width-bottom="0.053cm 0.004cm 0.026cm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99pt double #000000" style:border-line-width-right="0.053cm 0.004cm 0.026cm" fo:border-top="0.99pt double #000000" style:border-line-width-top="0.053cm 0.004cm 0.026cm"/>
    </style:style>
    <style:style style:name="ce10" style:family="table-cell" style:parent-style-name="Default">
      <style:table-cell-properties fo:border-bottom="none" fo:border-left="none" fo:border-right="0.99pt double #000000" style:border-line-width-right="0.053cm 0.004cm 0.026cm" fo:border-top="none"/>
    </style:style>
    <style:style style:name="ce11" style:family="table-cell" style:parent-style-name="Default">
      <style:table-cell-properties fo:border-bottom="0.99pt double #000000" style:border-line-width-bottom="0.053cm 0.004cm 0.026cm" fo:border-left="none" fo:border-right="0.99pt double #000000" style:border-line-width-right="0.053cm 0.004cm 0.026cm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5"/>
        <table:table-column table:style-name="co2" table:number-columns-repeated="5" table:default-cell-style-name="Default"/>
        <table:table-column table:style-name="co2" table:default-cell-style-name="ce10"/>
        <table:table-row table:style-name="ro1">
          <table:table-cell/>
          <table:table-cell office:value-type="string" calcext:value-type="string">
            <text:p>Pag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Bytes (Hex)</text:p>
          </table:table-cell>
          <table:table-cell office:value-type="string" calcext:value-type="string">
            <text:p>KiB</text:p>
          </table:table-cell>
          <table:table-cell table:number-columns-repeated="4"/>
          <table:table-cell table:style-name="ce4" office:value-type="string" calcext:value-type="string" table:number-columns-spanned="7" table:number-rows-spanned="1">
            <text:p>Rough Work</text:p>
          </table:table-cell>
          <table:covered-table-cell table:number-columns-repeated="5" table:style-name="ce7"/>
          <table:covered-table-cell table:style-name="ce9"/>
        </table:table-row>
        <table:table-row table:style-name="ro1">
          <table:table-cell office:value-type="string" calcext:value-type="string">
            <text:p>PAB Bytes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DEC2HEX([.C2])" office:value-type="string" office:string-value="1000" calcext:value-type="string">
            <text:p>1000</text:p>
          </table:table-cell>
          <table:table-cell table:formula="of:=FLOOR([.C2]/1024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 addressable Byte</text:p>
          </table:table-cell>
          <table:table-cell/>
          <table:table-cell table:formula="of:=([.C2]*8)*4096-1" office:value-type="float" office:value="134217727" calcext:value-type="float">
            <text:p>134217727</text:p>
          </table:table-cell>
          <table:table-cell table:formula="of:=DEC2HEX([.C3])" office:value-type="string" office:string-value="7FFFFFF" calcext:value-type="string">
            <text:p>7FFFFFF</text:p>
          </table:table-cell>
          <table:table-cell table:formula="of:=FLOOR([.C3]/1024)" office:value-type="float" office:value="131071" calcext:value-type="float">
            <text:p>1310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 addressable Page</text:p>
          </table:table-cell>
          <table:table-cell table:formula="of:=[.C2] * 8 - 1" office:value-type="float" office:value="32767" calcext:value-type="float">
            <text:p>32767</text:p>
          </table:table-cell>
          <table:table-cell table:formula="of:=([.B4] + 1) * 4096 - 1" office:value-type="float" office:value="134217727" calcext:value-type="float">
            <text:p>134217727</text:p>
          </table:table-cell>
          <table:table-cell table:formula="of:=DEC2HEX([.C4])" office:value-type="string" office:string-value="7FFFFFF" calcext:value-type="string">
            <text:p>7FFFFFF</text:p>
          </table:table-cell>
          <table:table-cell table:formula="of:=FLOOR([.C4]/1024)" office:value-type="float" office:value="131071" calcext:value-type="float">
            <text:p>131071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ystem RAM</text:p>
          </table:table-cell>
          <table:table-cell table:formula="of:=[.C6]/4096" office:value-type="float" office:value="1280" calcext:value-type="float">
            <text:p>1280</text:p>
          </table:table-cell>
          <table:table-cell table:formula="of:=5 * 1024 * 1024" office:value-type="float" office:value="5242880" calcext:value-type="float">
            <text:p>5242880</text:p>
          </table:table-cell>
          <table:table-cell table:formula="of:=DEC2HEX([.C6])" office:value-type="string" office:string-value="500000" calcext:value-type="string">
            <text:p>500000</text:p>
          </table:table-cell>
          <table:table-cell table:formula="of:=FLOOR([.C6]/1024)" office:value-type="float" office:value="5120" calcext:value-type="float">
            <text:p>5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ported RAM</text:p>
          </table:table-cell>
          <table:table-cell table:formula="of:=[.C7]/4096" office:value-type="float" office:value="1264" calcext:value-type="float">
            <text:p>1264</text:p>
          </table:table-cell>
          <table:table-cell office:value-type="float" office:value="5177344" calcext:value-type="float">
            <text:p>5177344</text:p>
          </table:table-cell>
          <table:table-cell table:formula="of:=DEC2HEX([.C7])" office:value-type="string" office:string-value="4F0000" calcext:value-type="string">
            <text:p>4F0000</text:p>
          </table:table-cell>
          <table:table-cell table:formula="of:=FLOOR([.C7]/1024)" office:value-type="float" office:value="5056" calcext:value-type="float">
            <text:p>5056</text:p>
          </table:table-cell>
          <table:table-cell table:formula="of:=[.C6]-[.C7]" office:value-type="float" office:value="65536" calcext:value-type="float">
            <office:annotation draw:style-name="gr1" draw:text-style-name="P2" svg:width="2.899cm" svg:height="1.799cm" svg:x="15.764cm" svg:y="1.209cm" draw:caption-point-x="-0.61cm" draw:caption-point-y="1.51cm">
              <dc:date>2022-06-26T00:00:00</dc:date>
              <text:p text:style-name="P1">Difference between actual and reported.</text:p>
            </office:annotation>
            <text:p>65536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xcess RAM</text:p>
          </table:table-cell>
          <table:table-cell table:formula="of:=[.C9]/4096" office:value-type="float" office:value="31503.9997558594" calcext:value-type="float">
            <text:p>31503.9997558594</text:p>
          </table:table-cell>
          <table:table-cell table:formula="of:=[.C3]-[.C7]" office:value-type="float" office:value="129040383" calcext:value-type="float">
            <text:p>129040383</text:p>
          </table:table-cell>
          <table:table-cell table:formula="of:=DEC2HEX([.C9])" office:value-type="string" office:string-value="7B0FFFF" calcext:value-type="string">
            <text:p>7B0FFFF</text:p>
          </table:table-cell>
          <table:table-cell table:formula="of:=FLOOR([.C9]/1024)" office:value-type="float" office:value="126015" calcext:value-type="float">
            <text:p>126015</text:p>
          </table:table-cell>
          <table:table-cell table:number-columns-repeated="11"/>
        </table:table-row>
        <table:table-row table:style-name="ro1">
          <table:table-cell/>
          <table:table-cell table:formula="of:=[.C10]/4096" office:value-type="float" office:value="31504" calcext:value-type="float">
            <text:p>31504</text:p>
          </table:table-cell>
          <table:table-cell office:value-type="float" office:value="129040384" calcext:value-type="float">
            <text:p>129040384</text:p>
          </table:table-cell>
          <table:table-cell table:formula="of:=DEC2HEX([.C10])" office:value-type="string" office:string-value="7B10000" calcext:value-type="string">
            <text:p>7B10000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Index in PAB for PAGE</text:p>
          </table:table-cell>
          <table:table-cell table:style-name="ce3" table:formula="of:=[.B13]/8" office:value-type="float" office:value="4096" calcext:value-type="float">
            <text:p>409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formula="of:=[.B10]+[.B7]" office:value-type="float" office:value="32768" calcext:value-type="float">
            <text:p>32768</text:p>
          </table:table-cell>
          <table:table-cell table:number-columns-repeated="14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table:number-columns-repeated="9"/>
          <table:table-cell table:style-name="ce6"/>
          <table:table-cell table:style-name="ce8" table:number-columns-repeated="5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5:03:24.472146215</meta:creation-date>
    <dc:date>2022-06-26T20:59:31.593621292</dc:date>
    <meta:editing-duration>PT5H45M55S</meta:editing-duration>
    <meta:editing-cycles>14</meta:editing-cycles>
    <meta:generator>LibreOffice/7.0.4.2$Linux_X86_64 LibreOffice_project/00$Build-2</meta:generator>
    <meta:document-statistic meta:table-count="1" meta:cell-count="41" meta:object-count="0"/>
  </office:meta>
</office:document-meta>
</file>